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5" style:family="table-cell" style:parent-style-name="Salida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6" style:family="table-cell" style:parent-style-name="Salida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weight="normal" style:font-weight-asian="normal" style:font-weight-complex="normal"/>
    </style:style>
    <style:style style:name="ce7" style:family="table-cell" style:parent-style-name="Salida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weight="normal" style:font-weight-asian="normal" style:font-weight-complex="normal"/>
    </style:style>
    <style:style style:name="ce8" style:family="table-cell" style:parent-style-name="Salida" style:data-style-name="N40">
      <style:table-cell-properties fo:border="thin solid #3F3F3F" style:vertical-align="middle" fo:background-color="#F2F2F2" style:repeat-content="false"/>
      <style:paragraph-properties fo:text-align="center"/>
      <style:text-properties fo:color="#3F3F3F" fo:font-weight="normal" style:font-weight-asian="normal" style:font-weight-complex="normal"/>
    </style:style>
    <style:style style:name="ce9" style:family="table-cell" style:parent-style-name="Salida" style:data-style-name="N0">
      <style:table-cell-properties fo:border="thin solid #3F3F3F" style:vertical-align="automatic" fo:background-color="#F2F2F2" style:repeat-content="false"/>
      <style:paragraph-properties fo:text-align="center"/>
      <style:text-properties fo:color="#3F3F3F" fo:font-weight="normal" style:font-weight-asian="normal" style:font-weight-complex="normal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3F3F3F" fo:border-bottom="none" fo:border-left="none" fo:border-right="none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thin solid #3F3F3F" fo:border-left="none" fo:border-right="none" style:vertical-align="middle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016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3.72533333333333cm"/>
    </style:style>
    <style:style style:name="co5" style:family="table-column">
      <style:table-column-properties fo:break-before="auto" style:column-width="3.45016666666667cm"/>
    </style:style>
    <style:style style:name="co6" style:family="table-column">
      <style:table-column-properties fo:break-before="auto" style:column-width="4.48733333333333cm"/>
    </style:style>
    <style:style style:name="co7" style:family="table-column">
      <style:table-column-properties fo:break-before="auto" style:column-width="3.6195cm"/>
    </style:style>
    <style:style style:name="co8" style:family="table-column">
      <style:table-column-properties fo:break-before="auto" style:column-width="2.94216666666667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3.42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3.91583333333333cm"/>
    </style:style>
    <style:style style:name="co14" style:family="table-column">
      <style:table-column-properties fo:break-before="auto" style:column-width="4.042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cance_de_las_prueba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3" table:number-rows-spanned="1" table:style-name="ce16">
            <text:p>Nombres de los participantes</text:p>
          </table:table-cell>
          <table:covered-table-cell table:number-columns-repeated="2"/>
          <table:table-cell office:value-type="string" table:style-name="ce2">
            <text:p>NÚMERO DE PRUEBA</text:p>
          </table:table-cell>
          <table:table-cell office:value-type="string" table:style-name="ce2">
            <text:p>FECHA DE LA PRUEBA</text:p>
          </table:table-cell>
          <table:table-cell office:value-type="string" table:number-columns-spanned="2" table:number-rows-spanned="1" table:style-name="ce4">
            <text:p>DESCRIPCIÓN DE LA PRUEBA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6">
            <text:p>Christopher <text:s/>Alexander Paez - Luis Felipe Ruiz</text:p>
          </table:table-cell>
          <table:covered-table-cell table:number-columns-repeated="2"/>
          <table:table-cell office:value-type="string" table:style-name="ce7">
            <text:p>Dia 1</text:p>
          </table:table-cell>
          <table:table-cell office:value-type="date" office:date-value="2023-09-26T00:00:00" table:style-name="ce8">
            <text:p>09/26/2023</text:p>
          </table:table-cell>
          <table:table-cell office:value-type="string" table:number-columns-spanned="2" table:number-rows-spanned="1" table:style-name="ce9">
            <text:p>Documentacion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5">
            <text:p>Alcance de las pruebas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5" table:style-name="ce11">
            <text:p>Nuestro objetivo es evaluar la funcionalidad, usabilidad y rendimiento de la página web Booking.com en los apartados del login, alojamiento, vuelos y taxis aeropuerto. Esto incluirá la navegación del sitio, la interacción con los elementos de la página y la coherencia del diseño.<text:s/></text:p>
          </table:table-cell>
          <table:covered-table-cell table:number-columns-repeated="6"/>
          <table:table-cell table:number-columns-repeated="16377"/>
        </table:table-row>
        <table:table-row table:number-rows-repeated="4" table:style-name="ro1">
          <table:covered-table-cell/>
          <table:covered-table-cell table:number-columns-repeated="6"/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Estrategia_de_pruebas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3" table:number-rows-spanned="1" table:style-name="ce16">
            <text:p>Nombres de los participantes</text:p>
          </table:table-cell>
          <table:covered-table-cell table:number-columns-repeated="2"/>
          <table:table-cell office:value-type="string" table:style-name="ce2">
            <text:p>NÚMERO DE PRUEBA</text:p>
          </table:table-cell>
          <table:table-cell office:value-type="string" table:style-name="ce2">
            <text:p>FECHA DE LA PRUEBA</text:p>
          </table:table-cell>
          <table:table-cell office:value-type="string" table:number-columns-spanned="2" table:number-rows-spanned="1" table:style-name="ce4">
            <text:p>DESCRIPCIÓN DE LA PRUEBA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6">
            <text:p>Christopher <text:s/>Alexander Paez - Luis Felipe Ruiz</text:p>
          </table:table-cell>
          <table:covered-table-cell table:number-columns-repeated="2"/>
          <table:table-cell office:value-type="string" table:style-name="ce7">
            <text:p>Dia 1</text:p>
          </table:table-cell>
          <table:table-cell office:value-type="date" office:date-value="2023-09-26T00:00:00" table:style-name="ce8">
            <text:p>09/26/2023</text:p>
          </table:table-cell>
          <table:table-cell office:value-type="string" table:number-columns-spanned="2" table:number-rows-spanned="1" table:style-name="ce9">
            <text:p>Documentacion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5">
            <text:p>Estrategia de las pruebas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5" table:style-name="ce11">
            <text:p>Se realizarán pruebas funcionales para verificar que todas las características del sitio web funcionen como se espera. Las pruebas de usabilidad se centrarán en la facilidad de uso y la intuitividad del sitio. Las pruebas de rendimiento evaluarán la velocidad de carga y el tiempo de respuesta del sitio.</text:p>
          </table:table-cell>
          <table:covered-table-cell table:number-columns-repeated="6"/>
          <table:table-cell table:number-columns-repeated="16377"/>
        </table:table-row>
        <table:table-row table:number-rows-repeated="4" table:style-name="ro1">
          <table:covered-table-cell/>
          <table:covered-table-cell table:number-columns-repeated="6"/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Prerrequisitos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3" table:number-rows-spanned="1" table:style-name="ce16">
            <text:p>Nombres de los participantes</text:p>
          </table:table-cell>
          <table:covered-table-cell table:number-columns-repeated="2"/>
          <table:table-cell office:value-type="string" table:style-name="ce2">
            <text:p>NÚMERO DE PRUEBA</text:p>
          </table:table-cell>
          <table:table-cell office:value-type="string" table:style-name="ce2">
            <text:p>FECHA DE LA PRUEBA</text:p>
          </table:table-cell>
          <table:table-cell office:value-type="string" table:number-columns-spanned="2" table:number-rows-spanned="1" table:style-name="ce4">
            <text:p>DESCRIPCIÓN DE LA PRUEBA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6">
            <text:p>Christopher <text:s/>Alexander Paez - Luis Felipe Ruiz</text:p>
          </table:table-cell>
          <table:covered-table-cell table:number-columns-repeated="2"/>
          <table:table-cell office:value-type="string" table:style-name="ce7">
            <text:p>Dia 1</text:p>
          </table:table-cell>
          <table:table-cell office:value-type="date" office:date-value="2023-09-26T00:00:00" table:style-name="ce8">
            <text:p>09/26/2023</text:p>
          </table:table-cell>
          <table:table-cell office:value-type="string" table:number-columns-spanned="2" table:number-rows-spanned="1" table:style-name="ce9">
            <text:p>Documentacion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5">
            <text:p>Prerrequisitos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5" table:style-name="ce12">
            <text:p>Acceso a la página web, datos de prueba actualizados a la última versión de la página web.</text:p>
          </table:table-cell>
          <table:covered-table-cell table:number-columns-repeated="6"/>
          <table:table-cell table:number-columns-repeated="16377"/>
        </table:table-row>
        <table:table-row table:number-rows-repeated="4" table:style-name="ro1">
          <table:covered-table-cell/>
          <table:covered-table-cell table:number-columns-repeated="6"/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Limitaciones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10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3" table:number-rows-spanned="1" table:style-name="ce16">
            <text:p>Nombres de los participantes</text:p>
          </table:table-cell>
          <table:covered-table-cell table:number-columns-repeated="2"/>
          <table:table-cell office:value-type="string" table:style-name="ce2">
            <text:p>NÚMERO DE PRUEBA</text:p>
          </table:table-cell>
          <table:table-cell office:value-type="string" table:style-name="ce2">
            <text:p>FECHA DE LA PRUEBA</text:p>
          </table:table-cell>
          <table:table-cell office:value-type="string" table:number-columns-spanned="2" table:number-rows-spanned="1" table:style-name="ce4">
            <text:p>DESCRIPCIÓN DE LA PRUEBA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6">
            <text:p>Christopher <text:s/>Alexander Paez - Luis Felipe Ruiz</text:p>
          </table:table-cell>
          <table:covered-table-cell table:number-columns-repeated="2"/>
          <table:table-cell office:value-type="string" table:style-name="ce7">
            <text:p>Dia 1</text:p>
          </table:table-cell>
          <table:table-cell office:value-type="date" office:date-value="2023-09-26T00:00:00" table:style-name="ce8">
            <text:p>09/26/2023</text:p>
          </table:table-cell>
          <table:table-cell office:value-type="string" table:number-columns-spanned="2" table:number-rows-spanned="1" table:style-name="ce9">
            <text:p>Documentacion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5">
            <text:p>Limitaciones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5" table:style-name="ce11">
            <text:p><text:tab/>Nuestras pruebas omitirán los apartados de alquiler de coches y atracciones turisticas.</text:p>
          </table:table-cell>
          <table:covered-table-cell table:number-columns-repeated="6"/>
          <table:table-cell table:number-columns-repeated="16377"/>
        </table:table-row>
        <table:table-row table:number-rows-repeated="4" table:style-name="ro1">
          <table:covered-table-cell/>
          <table:covered-table-cell table:number-columns-repeated="6"/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Supuestos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3" table:default-cell-style-name="ce1"/>
        <table:table-column table:style-name="co10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3" table:number-rows-spanned="1" table:style-name="ce16">
            <text:p>Nombres de los participantes</text:p>
          </table:table-cell>
          <table:covered-table-cell table:number-columns-repeated="2"/>
          <table:table-cell office:value-type="string" table:style-name="ce2">
            <text:p>NÚMERO DE PRUEBA</text:p>
          </table:table-cell>
          <table:table-cell office:value-type="string" table:style-name="ce2">
            <text:p>FECHA DE LA PRUEBA</text:p>
          </table:table-cell>
          <table:table-cell office:value-type="string" table:number-columns-spanned="2" table:number-rows-spanned="1" table:style-name="ce4">
            <text:p>DESCRIPCIÓN DE LA PRUEBA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6">
            <text:p>Christopher <text:s/>Alexander Paez - Luis Felipe Ruiz</text:p>
          </table:table-cell>
          <table:covered-table-cell table:number-columns-repeated="2"/>
          <table:table-cell office:value-type="string" table:style-name="ce7">
            <text:p>Dia 1</text:p>
          </table:table-cell>
          <table:table-cell office:value-type="date" office:date-value="2023-09-26T00:00:00" table:style-name="ce8">
            <text:p>09/26/2023</text:p>
          </table:table-cell>
          <table:table-cell office:value-type="string" table:number-columns-spanned="2" table:number-rows-spanned="1" table:style-name="ce9">
            <text:p>Documentacion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7" table:number-rows-spanned="2" table:style-name="ce5">
            <text:p>Supuestos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2" table:style-name="ce14">
            <text:p>●<text:tab/>Los datos de prueba proporcionados en el entorno de pruebas reflejan situaciones reales y son representativos de las condiciones del mundo real.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2">
          <table:table-cell office:value-type="string" table:number-columns-spanned="7" table:number-rows-spanned="2" table:style-name="ce10">
            <text:p>●<text:tab/>Los detalles de los alojamientos, vuelos y servicios de taxi en el sistema son precisos y actualizados, y cualquier cambio en la disponibilidad se reflejará adecuadamente en el sistema.</text:p>
          </table:table-cell>
          <table:covered-table-cell table:number-columns-repeated="6"/>
          <table:table-cell table:number-columns-repeated="16377"/>
        </table:table-row>
        <table:table-row table:style-name="ro2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Reporte_de_los_bugs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date-style style:name="N40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Luis Ruiz</meta:initial-creator>
    <dc:creator>Luis Ruiz</dc:creator>
    <meta:creation-date>2023-09-26T16:46:16Z</meta:creation-date>
    <dc:date>2023-09-26T18:40:42Z</dc:date>
  </office:meta>
</office:document-meta>
</file>